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6" style:family="table">
      <style:table-properties style:width="4.297cm" fo:margin-left="0.011cm" table:align="left"/>
    </style:style>
    <style:style style:name="Таблица6.A" style:family="table-column">
      <style:table-column-properties style:column-width="4.297cm"/>
    </style:style>
    <style:style style:name="Таблица6.A1" style:family="table-cell">
      <style:table-cell-properties fo:padding="0.097cm" fo:border="0.05pt solid #000000"/>
    </style:style>
    <style:style style:name="Таблица3" style:family="table">
      <style:table-properties style:width="17.59cm" table:align="margins" style:writing-mode="lr-tb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5" style:family="table">
      <style:table-properties style:width="17.59cm" table:align="margins" style:writing-mode="lr-tb"/>
    </style:style>
    <style:style style:name="Таблица5.A" style:family="table-column">
      <style:table-column-properties style:column-width="17.59cm" style:rel-column-width="65535*"/>
    </style:style>
    <style:style style:name="Таблица5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 officeooo:paragraph-rsid="001f8786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paragraph-rsid="000d472f" style:font-size-asian="14pt" style:font-size-complex="14pt"/>
    </style:style>
    <style:style style:name="P3" style:family="paragraph" style:parent-style-name="Standard">
      <style:text-properties style:font-name="Times New Roman" fo:font-size="14pt" fo:language="en" fo:country="US" fo:font-weight="bold" officeooo:rsid="0038cce0" officeooo:paragraph-rsid="0038cce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officeooo:paragraph-rsid="003f90ac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3f90ac" fo:background-color="#ffffff" style:font-size-asian="9.5pt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1f8786" fo:background-color="#ffffff" style:font-size-asian="9.5pt"/>
    </style:style>
    <style:style style:name="P7" style:family="paragraph" style:parent-style-name="Standard">
      <style:text-properties fo:color="#000000" style:font-name="Consolas" fo:font-size="9.5pt" fo:background-color="#ffffff" style:font-size-asian="9.5pt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officeooo:rsid="005239c4" officeooo:paragraph-rsid="005239c4" style:font-size-asian="14pt" style:font-size-complex="14pt"/>
    </style:style>
    <style:style style:name="P9" style:family="paragraph" style:parent-style-name="Standard">
      <style:text-properties fo:color="#a31515" style:font-name="Consolas" fo:font-size="9.5pt" fo:background-color="#ffffff" style:font-size-asian="9.5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45f77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235dd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47d41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3f90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1f878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41740a" style:font-name-asian="Times New Roman" style:font-size-asian="16pt" style:language-asian="ru" style:country-asian="RU" style:font-size-complex="16pt"/>
    </style:style>
    <style:style style:name="P16" style:family="paragraph" style:parent-style-name="Standard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color="#333333" style:font-name="Times New Roman" fo:font-size="12pt" fo:language="ru" fo:country="RU" officeooo:rsid="00375afb" officeooo:paragraph-rsid="0041740a" style:font-name-asian="Times New Roman" style:font-size-asian="12pt" style:language-asian="ru" style:country-asian="RU" style:font-size-complex="12pt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officeooo:paragraph-rsid="0041740a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0pt" fo:font-weight="bold" officeooo:paragraph-rsid="0041740a" style:font-name-asian="Times New Roman" style:font-size-asian="10pt" style:language-asian="ru" style:country-asian="RU" style:font-weight-asian="bold" style:font-size-complex="10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style:text-underline-style="solid" style:text-underline-width="auto" style:text-underline-color="font-color" officeooo:paragraph-rsid="0041740a" style:font-name-asian="Times New Roman" style:font-size-asian="12pt" style:language-asian="ru" style:country-asian="RU" style:font-size-complex="12pt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size="12pt" fo:font-weight="bold" officeooo:paragraph-rsid="0041740a" style:font-name-asian="Times New Roman" style:font-size-asian="12pt" style:language-asian="ru" style:country-asian="RU" style:font-weight-asian="bold" style:font-size-complex="12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weight="bold" officeooo:paragraph-rsid="0041740a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41740a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2pt" officeooo:paragraph-rsid="0041740a" style:font-name-asian="Times New Roman" style:font-size-asian="12pt" style:font-size-complex="12pt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language="ru" fo:country="RU" officeooo:rsid="00375373" officeooo:paragraph-rsid="0041740a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.319cm" style:auto-text-indent="false"/>
      <style:text-properties fo:color="#000000" style:font-name="Times New Roman" officeooo:paragraph-rsid="0041740a"/>
    </style:style>
    <style:style style:name="P28" style:family="paragraph" style:parent-style-name="Standard">
      <style:paragraph-properties fo:margin-left="0cm" fo:margin-right="0cm" fo:margin-top="0.009cm" fo:margin-bottom="0cm" loext:contextual-spacing="false" fo:line-height="100%" fo:text-align="end" style:justify-single-word="false" fo:text-indent="0.319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29" style:family="paragraph" style:parent-style-name="Standard">
      <style:paragraph-properties fo:margin-left="11.432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30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31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language="ru" fo:country="RU" officeooo:rsid="00375373" officeooo:paragraph-rsid="0041740a" style:font-name-asian="Times New Roman" style:font-size-asian="12pt" style:language-asian="ru" style:country-asian="RU" style:font-size-complex="12pt"/>
    </style:style>
    <style:style style:name="P32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font-style="normal" fo:font-weight="normal" officeooo:paragraph-rsid="0041740a" style:font-name-asian="Times New Roman" style:font-size-asian="12pt" style:language-asian="ru" style:country-asian="RU" style:font-size-complex="12pt"/>
    </style:style>
    <style:style style:name="P33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language="en" fo:country="US" fo:font-style="normal" fo:font-weight="normal" officeooo:rsid="00375afb" officeooo:paragraph-rsid="0041740a" style:font-name-asian="Times New Roman" style:font-size-asian="12pt" style:language-asian="ru" style:country-asian="RU" style:font-size-complex="12pt"/>
    </style:style>
    <style:style style:name="P34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paragraph-rsid="0041740a" style:font-name-asian="Times New Roman" style:font-size-asian="12pt" style:language-asian="ru" style:country-asian="RU" style:font-size-complex="12pt"/>
    </style:style>
    <style:style style:name="P35" style:family="paragraph" style:parent-style-name="Standard">
      <style:paragraph-properties fo:margin-left="11.43cm" fo:margin-right="0cm" fo:margin-top="0.009cm" fo:margin-bottom="0cm" loext:contextual-spacing="false" fo:text-align="end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36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4pt"/>
    </style:style>
    <style:style style:name="P37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officeooo:paragraph-rsid="0041740a" style:font-name-asian="Times New Roman" style:language-asian="ru" style:country-asian="RU" style:font-size-complex="14pt"/>
    </style:style>
    <style:style style:name="P38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5239c4" officeooo:paragraph-rsid="005239c4" style:font-size-asian="14pt" style:font-weight-asian="normal" style:font-size-complex="14pt" style:font-weight-complex="normal"/>
    </style:style>
    <style:style style:name="P39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fo:color="#000000" style:text-line-through-style="none" style:text-line-through-type="none" style:font-name="Times New Roman" fo:font-size="12pt" fo:letter-spacing="0.002cm" officeooo:rsid="000660c5" officeooo:paragraph-rsid="0041740a" style:font-name-asian="Times New Roman" style:font-size-asian="12pt" style:language-asian="ru" style:country-asian="RU" style:font-size-complex="12pt"/>
    </style:style>
    <style:style style:name="P40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45f77e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47d413" style:font-size-asian="14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47d413" style:font-size-asian="14pt" style:font-weight-asian="normal" style:font-size-complex="14pt" style:font-weight-complex="normal"/>
    </style:style>
    <style:style style:name="P43" style:family="paragraph" style:parent-style-name="Standard" style:list-style-name="L4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47d413" style:font-size-asian="14pt" style:font-weight-asian="normal" style:font-size-complex="14pt" style:font-weight-complex="normal"/>
    </style:style>
    <style:style style:name="P44" style:family="paragraph" style:parent-style-name="Heading_20_2">
      <style:text-properties style:font-name="Times New Roman"/>
    </style:style>
    <style:style style:name="P45" style:family="paragraph" style:parent-style-name="Heading_20_2">
      <style:text-properties style:font-name="Times New Roman" fo:font-size="14pt" style:font-size-asian="14pt" style:font-size-complex="14pt"/>
    </style:style>
    <style:style style:name="P46" style:family="paragraph" style:parent-style-name="Heading_20_2">
      <style:text-properties style:font-name="Times New Roman" officeooo:paragraph-rsid="000d472f"/>
    </style:style>
    <style:style style:name="P47" style:family="paragraph" style:parent-style-name="Heading_20_1">
      <style:paragraph-properties fo:text-align="center" style:justify-single-word="false"/>
      <style:text-properties style:font-name="Times New Roman" fo:language="ru" fo:country="RU" officeooo:rsid="00375373" officeooo:paragraph-rsid="0041740a"/>
    </style:style>
    <style:style style:name="P48" style:family="paragraph" style:parent-style-name="Heading_20_1">
      <style:paragraph-properties fo:text-align="center" style:justify-single-word="false"/>
      <style:text-properties style:font-name="Times New Roman" officeooo:paragraph-rsid="0041740a"/>
    </style:style>
    <style:style style:name="P49" style:family="paragraph" style:parent-style-name="Heading_20_1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41740a" style:font-name-asian="Times New Roman" style:font-size-asian="16pt" style:language-asian="ru" style:country-asian="RU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04233"/>
    </style:style>
    <style:style style:name="T3" style:family="text">
      <style:text-properties style:font-name="Times New Roman" officeooo:rsid="0053c797"/>
    </style:style>
    <style:style style:name="T4" style:family="text">
      <style:text-properties style:font-name="Times New Roman" officeooo:rsid="00553fa8"/>
    </style:style>
    <style:style style:name="T5" style:family="text">
      <style:text-properties style:font-name="Times New Roman" officeooo:rsid="00556bd4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375373"/>
    </style:style>
    <style:style style:name="T8" style:family="text">
      <style:text-properties fo:language="ru" fo:country="RU" officeooo:rsid="00441783"/>
    </style:style>
    <style:style style:name="T9" style:family="text">
      <style:text-properties fo:language="ru" fo:country="RU" officeooo:rsid="003f90ac"/>
    </style:style>
    <style:style style:name="T10" style:family="text">
      <style:text-properties fo:language="ru" fo:country="RU" officeooo:rsid="003f3f69"/>
    </style:style>
    <style:style style:name="T11" style:family="text">
      <style:text-properties fo:language="ru" fo:country="RU" officeooo:rsid="00491db4"/>
    </style:style>
    <style:style style:name="T12" style:family="text">
      <style:text-properties fo:language="ru" fo:country="RU" officeooo:rsid="004a1c55"/>
    </style:style>
    <style:style style:name="T13" style:family="text">
      <style:text-properties fo:language="ru" fo:country="RU" officeooo:rsid="004bcae4"/>
    </style:style>
    <style:style style:name="T14" style:family="text">
      <style:text-properties fo:language="ru" fo:country="RU" officeooo:rsid="004ed230"/>
    </style:style>
    <style:style style:name="T15" style:family="text">
      <style:text-properties fo:language="ru" fo:country="RU" officeooo:rsid="00570eaa"/>
    </style:style>
    <style:style style:name="T16" style:family="text">
      <style:text-properties fo:language="ru" fo:country="RU" officeooo:rsid="005782fd"/>
    </style:style>
    <style:style style:name="T17" style:family="text">
      <style:text-properties fo:language="en" fo:country="US" officeooo:rsid="004d6f8f"/>
    </style:style>
    <style:style style:name="T18" style:family="text">
      <style:text-properties fo:language="en" fo:country="US" officeooo:rsid="00570eaa"/>
    </style:style>
    <style:style style:name="T19" style:family="text">
      <style:text-properties fo:color="#808080" style:font-name="Consolas" fo:font-size="9.5pt" fo:background-color="#ffffff" loext:char-shading-value="0" style:font-size-asian="9.5pt"/>
    </style:style>
    <style:style style:name="T20" style:family="text">
      <style:text-properties fo:color="#808080" fo:background-color="#ffffff" loext:char-shading-value="0"/>
    </style:style>
    <style:style style:name="T21" style:family="text">
      <style:text-properties fo:color="#000000" style:font-name="Consolas" fo:font-size="9.5pt" fo:background-color="#ffffff" loext:char-shading-value="0" style:font-size-asian="9.5pt"/>
    </style:style>
    <style:style style:name="T22" style:family="text">
      <style:text-properties fo:color="#000000" style:font-name="Times New Roman" fo:font-size="12pt" fo:language="ru" fo:country="RU" officeooo:rsid="0037a730" style:font-name-asian="Times New Roman" style:font-size-asian="12pt" style:language-asian="ru" style:country-asian="RU" style:font-size-complex="12pt"/>
    </style:style>
    <style:style style:name="T23" style:family="text">
      <style:text-properties fo:color="#000000" style:font-name="Times New Roman" fo:font-size="12pt" fo:language="ru" fo:country="RU" officeooo:rsid="0003d0d0" style:font-name-asian="Times New Roman" style:font-size-asian="12pt" style:language-asian="ru" style:country-asian="RU" style:font-size-complex="12pt"/>
    </style:style>
    <style:style style:name="T24" style:family="text">
      <style:text-properties fo:color="#000000" style:font-name="Times New Roman" fo:font-size="12pt" fo:language="ru" fo:country="RU" officeooo:rsid="00375373" style:font-name-asian="Times New Roman" style:font-size-asian="12pt" style:language-asian="ru" style:country-asian="RU" style:font-size-complex="12pt"/>
    </style:style>
    <style:style style:name="T25" style:family="text">
      <style:text-properties fo:color="#000000" style:text-line-through-style="none" style:text-line-through-type="none" style:font-name="Times New Roman" fo:font-size="12pt" style:text-underline-style="none" fo:font-weight="bold" style:font-name-asian="Times New Roman" style:font-size-asian="12pt" style:language-asian="ru" style:country-asian="RU" style:font-weight-asian="bold" style:font-size-complex="12pt"/>
    </style:style>
    <style:style style:name="T26" style:family="text">
      <style:text-properties fo:color="#a31515" style:font-name="Consolas" fo:font-size="9.5pt" fo:background-color="#ffffff" loext:char-shading-value="0" style:font-size-asian="9.5pt"/>
    </style:style>
    <style:style style:name="T27" style:family="text">
      <style:text-properties fo:color="#0000ff" style:font-name="Consolas" fo:font-size="9.5pt" fo:background-color="#ffffff" loext:char-shading-value="0" style:font-size-asian="9.5pt"/>
    </style:style>
    <style:style style:name="T28" style:family="text">
      <style:text-properties fo:color="#0000ff" fo:background-color="#ffffff" loext:char-shading-value="0"/>
    </style:style>
    <style:style style:name="T29" style:family="text">
      <style:text-properties fo:color="#2b91af" style:font-name="Consolas" fo:font-size="9.5pt" fo:background-color="#ffffff" loext:char-shading-value="0" style:font-size-asian="9.5pt"/>
    </style:style>
    <style:style style:name="T30" style:family="text">
      <style:text-properties fo:color="#2b91af" fo:background-color="#ffffff" loext:char-shading-value="0"/>
    </style:style>
    <style:style style:name="T31" style:family="text">
      <style:text-properties fo:color="#008000" fo:background-color="#ffffff" loext:char-shading-value="0"/>
    </style:style>
    <style:style style:name="T32" style:family="text">
      <style:text-properties fo:color="#008000" style:font-name="Consolas" fo:font-size="9.5pt" fo:background-color="#ffffff" loext:char-shading-value="0" style:font-size-asian="9.5pt"/>
    </style:style>
    <style:style style:name="T33" style:family="text">
      <style:text-properties fo:color="#008080" style:font-name="Consolas" fo:font-size="9.5pt" fo:background-color="#ffffff" loext:char-shading-value="0" style:font-size-asian="9.5pt"/>
    </style:style>
    <style:style style:name="T34" style:family="text">
      <style:text-properties officeooo:rsid="009df4ee"/>
    </style:style>
    <style:style style:name="T35" style:family="text">
      <style:text-properties officeooo:rsid="001e3d66"/>
    </style:style>
    <style:style style:name="T36" style:family="text">
      <style:text-properties officeooo:rsid="003f3f69"/>
    </style:style>
    <style:style style:name="T37" style:family="text">
      <style:text-properties fo:font-size="12pt" style:font-name-asian="Times New Roman" style:font-size-asian="12pt" style:language-asian="ru" style:country-asian="RU" style:font-size-complex="12pt"/>
    </style:style>
    <style:style style:name="T38" style:family="text">
      <style:text-properties fo:font-size="12pt" style:font-name-asian="Times New Roman" style:font-size-asian="12pt" style:language-asian="ru" style:country-asian="RU" style:font-weight-asian="bold" style:font-size-complex="12pt"/>
    </style:style>
    <style:style style:name="T39" style:family="text">
      <style:text-properties fo:font-size="12pt" fo:letter-spacing="0.002cm" style:font-name-asian="Times New Roman" style:font-size-asian="12pt" style:language-asian="ru" style:country-asian="RU" style:font-size-complex="12pt"/>
    </style:style>
    <style:style style:name="T40" style:family="text">
      <style:text-properties fo:font-size="12pt" fo:letter-spacing="0.002cm" officeooo:rsid="0003d0d0" style:font-name-asian="Times New Roman" style:font-size-asian="12pt" style:language-asian="ru" style:country-asian="RU" style:font-size-complex="12pt"/>
    </style:style>
    <style:style style:name="T41" style:family="text">
      <style:text-properties fo:font-variant="normal" fo:text-transform="none" style:text-line-through-style="none" style:text-line-through-type="none" fo:letter-spacing="normal" fo:font-style="normal" style:text-underline-style="none"/>
    </style:style>
    <style:style style:name="T42" style:family="text">
      <style:text-properties fo:font-variant="normal" fo:text-transform="none" style:text-line-through-style="none" style:text-line-through-type="none" fo:letter-spacing="normal" fo:font-style="normal" style:text-underline-style="none" officeooo:rsid="000660c5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officeooo:rsid="000660c5" style:text-blinking="false" fo:background-color="#ffffff" loext:char-shading-value="0" style:font-weight-asian="bold" style:font-weight-complex="bold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style:text-underline-style="none" fo:font-weight="bold" officeooo:rsid="00375373" style:font-weight-asian="bold" style:font-weight-complex="bold"/>
    </style:style>
    <style:style style:name="T47" style:family="text">
      <style:text-properties style:text-underline-style="none" officeooo:rsid="0003d0d0"/>
    </style:style>
    <style:style style:name="T48" style:family="text">
      <style:text-properties style:text-underline-style="none" officeooo:rsid="0008168f"/>
    </style:style>
    <style:style style:name="T49" style:family="text">
      <style:text-properties style:text-underline-style="none" officeooo:rsid="00375afb"/>
    </style:style>
    <style:style style:name="T50" style:family="text">
      <style:text-properties style:text-underline-style="none" officeooo:rsid="005b4f21"/>
    </style:style>
    <style:style style:name="T51" style:family="text">
      <style:text-properties officeooo:rsid="0003d0d0"/>
    </style:style>
    <style:style style:name="T52" style:family="text">
      <style:text-properties officeooo:rsid="0008168f"/>
    </style:style>
    <style:style style:name="T53" style:family="text">
      <style:text-properties officeooo:rsid="0047d413"/>
    </style:style>
    <style:style style:name="T54" style:family="text">
      <style:text-properties fo:color="#6f008a" style:font-name="Consolas" fo:font-size="9.5pt" fo:background-color="#ffffff" loext:char-shading-value="0" style:font-size-asian="9.5pt"/>
    </style:style>
    <style:style style:name="T55" style:family="text">
      <style:text-properties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9">Национальный исследовательский институт</text:p>
      <text:p text:style-name="P27"><text:span text:style-name="T39">«</text:span><text:span text:style-name="T40">Московский Авиационный Институт</text:span><text:span text:style-name="T37">»</text:span></text:p>
      <text:p text:style-name="P22"/>
      <text:p text:style-name="P23"><text:span text:style-name="T38">факультет </text:span><text:span text:style-name="T41">ИНФОРМАЦИОННЫ</text:span><text:span text:style-name="T42">Х</text:span><text:span text:style-name="T41"> ТЕХНОЛОГИ</text:span><text:span text:style-name="T42">Й</text:span><text:span text:style-name="T41"> И ПРИКЛАДН</text:span><text:span text:style-name="T42">ОЙ</text:span><text:span text:style-name="T41"> МАТЕМАТИК</text:span><text:span text:style-name="T42">И</text:span></text:p>
      <text:p text:style-name="P24"><text:span text:style-name="T25">Кафедра </text:span><text:a xlink:type="simple" xlink:href="https://www.mai.ru/education/fpmf/806/" text:style-name="Internet_20_link" text:visited-style-name="Visited_20_Internet_20_Link"><text:span text:style-name="T43">вычислительн</text:span></text:a><text:a xlink:type="simple" xlink:href="https://www.mai.ru/education/fpmf/806/" text:style-name="Internet_20_link" text:visited-style-name="Visited_20_Internet_20_Link"><text:span text:style-name="T44">ой</text:span></text:a><text:a xlink:type="simple" xlink:href="https://www.mai.ru/education/fpmf/806/" text:style-name="Internet_20_link" text:visited-style-name="Visited_20_Internet_20_Link"><text:span text:style-name="T43"> математик</text:span></text:a><text:a xlink:type="simple" xlink:href="https://www.mai.ru/education/fpmf/806/" text:style-name="Internet_20_link" text:visited-style-name="Visited_20_Internet_20_Link"><text:span text:style-name="T44">и</text:span></text:a><text:a xlink:type="simple" xlink:href="https://www.mai.ru/education/fpmf/806/" text:style-name="Internet_20_link" text:visited-style-name="Visited_20_Internet_20_Link"><text:span text:style-name="T43"> и программировани</text:span></text:a><text:span text:style-name="T44">я</text:span></text:p>
      <text:p text:style-name="P18"/>
      <text:p text:style-name="P20"/>
      <text:p text:style-name="P29"/>
      <text:p text:style-name="P15"/>
      <text:h text:style-name="P47" text:outline-level="1"/>
      <text:h text:style-name="P47" text:outline-level="1"/>
      <text:p text:style-name="P26"/>
      <text:h text:style-name="P48" text:outline-level="1">Отчет по лабораторной работе № <text:span text:style-name="T8">7</text:span></text:h>
      <text:h text:style-name="P49" text:outline-level="1">по курсу «Объектно-ориентированное программирование»</text:h>
      <text:p text:style-name="P35"/>
      <text:p text:style-name="P35"/>
      <text:p text:style-name="P30">Работу выполнил </text:p>
      <text:p text:style-name="P30">студент <text:span text:style-name="T46">2</text:span><text:span text:style-name="T47"> </text:span>курса </text:p>
      <text:p text:style-name="P30"><text:span text:style-name="T45">очного</text:span> отделения</text:p>
      <text:p text:style-name="P30"><text:span text:style-name="T51">Куликов Алексей Владимирович</text:span> </text:p>
      <text:p text:style-name="P31">группы М80-208Б</text:p>
      <text:p text:style-name="P30"/>
      <text:p text:style-name="P32"><text:span text:style-name="T52">п</text:span>реподавател<text:span text:style-name="T52">ь:</text:span></text:p>
      <text:p text:style-name="P32">Поповкин Александр Викторович</text:p>
      <text:p text:style-name="P33"/>
      <text:p text:style-name="P34"/>
      <text:p text:style-name="P36"/>
      <text:p text:style-name="P37"/>
      <text:p text:style-name="P37"/>
      <text:p text:style-name="P37"/>
      <text:p text:style-name="P16">Оценка: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5"/>
          </table:table-cell>
        </table:table-row>
      </table:table>
      <text:p text:style-name="P28"/>
      <text:p text:style-name="P19">Подпись <text:span text:style-name="T7">преподавателя</text:span></text:p>
      <text:p text:style-name="P21"><text:s text:c="14"/></text:p>
      <text:p text:style-name="P19">Подпись студента</text:p>
      <text:p text:style-name="P21"><text:s text:c="14"/></text:p>
      <text:p text:style-name="P19"><text:span text:style-name="T7">Ч</text:span>исло</text:p>
      <text:p text:style-name="P19"><text:span text:style-name="T50">23</text:span><text:span text:style-name="T48">.</text:span><text:span text:style-name="T49">1</text:span><text:span text:style-name="T50">1</text:span><text:span text:style-name="T48">.</text:span><text:span text:style-name="T49">2018</text:span></text:p>
      <text:p text:style-name="P17"><text:span text:style-name="T22">Москва-20</text:span><text:span text:style-name="T23">1</text:span><text:span text:style-name="T24">8</text:span></text:p>
      <text:h text:style-name="P44" text:outline-level="2"><text:soft-page-break/>Цель работы</text:h>
      <text:p text:style-name="P10">Целью лабораторной работы является:</text:p>
      <text:list xml:id="list1296301393" text:style-name="L1">
        <text:list-item>
          <text:p text:style-name="P40">Создание сложных динамических структур данных. </text:p>
        </text:list-item>
        <text:list-item>
          <text:p text:style-name="P40">Закрепление принципа OCP.</text:p>
        </text:list-item>
      </text:list>
      <text:h text:style-name="P44" text:outline-level="2">Задание</text:h>
      <text:p text:style-name="P11">Необходимо реализовать динамическую структуру данных – «Хранилище объектов» и алгоритм работы с ней. «Хранилище объектов» представляет собой контейнер 1-го уровн<text:span text:style-name="T53">я, определяемый вариантом задания.</text:span></text:p>
      <text:p text:style-name="P11">Каждым элементом контейнера, в свою, является <text:span text:style-name="T53">другой</text:span> динамической структурой данных (Контейнер 2-го уровня). Элементом второго контейнера является объект-фигура, определенная вариантом задания.</text:p>
      <text:p text:style-name="P12">При этом должно выполняться правило, что количество объектов в контейнере второго уровня не больше 5. Т.е. если нужно хранить больше 5 объектов, то создается еще один контейнер второго уровня.</text:p>
      <text:p text:style-name="P12">Объекты в контейнерах второго уровня должны быть отсортированы по возрастанию площади объекта (в том числе и для деревьев). При удалении объектов должно выполняться правило, что контейнер второго уровня не должен быть пустым. Т.е. если он становится пустым, то он должен удалится.</text:p>
      <text:p text:style-name="P12"><text:span text:style-name="T53">При этом н</text:span>ельзя использовать: </text:p>
      <text:list xml:id="list623561238" text:style-name="L2">
        <text:list-item>
          <text:p text:style-name="P41">Стандартные контейнеры std.</text:p>
        </text:list-item>
      </text:list>
      <text:p text:style-name="P12">Программа должна позволять: </text:p>
      <text:list xml:id="list525420461" text:style-name="L3">
        <text:list-item>
          <text:p text:style-name="P42">Вводить произвольное количество фигур и добавлять их в контейнер. </text:p>
        </text:list-item>
        <text:list-item>
          <text:p text:style-name="P42">Распечатывать содержимое контейнера (1-го и 2-го уровня). </text:p>
        </text:list-item>
        <text:list-item>
          <text:p text:style-name="P42">Удалять фигуры из контейнера по критериям: </text:p>
        </text:list-item>
      </text:list>
      <text:list xml:id="list902959766" text:style-name="L4">
        <text:list-item>
          <text:p text:style-name="P43">По типу (например, все квадраты). </text:p>
        </text:list-item>
        <text:list-item>
          <text:p text:style-name="P43">По площади (например, все объекты с площадью меньше чем заданная).</text:p>
        </text:list-item>
      </text:list>
      <text:p text:style-name="P38">В моем конкретном случае бинарное дерево должно хранить массивы фигур.</text:p>
      <text:h text:style-name="P45" text:outline-level="2">Метод решения</text:h>
      <text:p text:style-name="P8"><text:span text:style-name="T1">Для того, чтобы хранить контейнер контейнеров у нас уже все есть. Ранее оба контейнера были реализованы в виде шаблона класса. </text:span><text:span text:style-name="T3">При первом добавлении фигуры в контейнер создается массив и вставляется в бинарное дерево. При последующих вставках мы, имея указатель на тот самый вставленный массив, просто добавляем элемент и увеличиваем счетчик. Когда счетчик достигнет значения 5, создается новый массив, вставляется в дерево, запоминается указатель. Далее все повторяется. При удалении фигуры из массива, итерируемся по дереву с помощью заблаговременно созданных итераторов. В каждом массиве ищется элемент для удаления, как только элемент найден, он удаляется и процедура удаления завершается. Если удаляется последний элемент в массиве, то разрушаем узел </text:span><text:span text:style-name="T4">дерева, который хранит этот массив. Подобным же образом реализуется </text:span><text:soft-page-break/><text:span text:style-name="T4">удаление по критерию, за единственным исключением, что процедура удаления не завершается после первого найденного по критерию. </text:span><text:span text:style-name="T5">Критерий представляет из себя класс с определенной виртуальной функцией-признаком. Эта функция, после наследования от базового класса, будет переопределена в зависимости от критерия, который мы хотим реализовать.</text:span></text:p>
      <text:h text:style-name="Heading_20_2" text:outline-level="2"><text:span text:style-name="T2">Л</text:span><text:span text:style-name="T1">истинг</text:span></text:h>
      <text:p text:style-name="P1"><text:span text:style-name="T17">Criteria</text:span>.<text:span text:style-name="T35">h </text:span><text:span text:style-name="T14">(добавлено)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6"><text:span text:style-name="T20">#ifndef</text:span><text:span text:style-name="T55"> CRITERIA_H</text:span></text:p>
            <text:p text:style-name="Standard"><text:span text:style-name="T19">#define</text:span><text:span text:style-name="T21"> </text:span><text:span text:style-name="T54">CRITERIA_H</text:span></text:p>
            <text:p text:style-name="P7"/>
            <text:p text:style-name="Standard"><text:span text:style-name="T19">#include</text:span><text:span text:style-name="T21"> </text:span><text:span text:style-name="T26">"Figure.h"</text:span></text:p>
            <text:p text:style-name="Standard"><text:span text:style-name="T19">#include</text:span><text:span text:style-name="T21"> </text:span><text:span text:style-name="T26">"Rhomb.h"</text:span></text:p>
            <text:p text:style-name="Standard"><text:span text:style-name="T19">#include</text:span><text:span text:style-name="T21"> </text:span><text:span text:style-name="T26">"Pentagon.h"</text:span></text:p>
            <text:p text:style-name="Standard"><text:span text:style-name="T19">#include</text:span><text:span text:style-name="T21"> </text:span><text:span text:style-name="T26">"Hexagon.h"</text:span></text:p>
            <text:p text:style-name="P7"/>
            <text:p text:style-name="Standard"><text:span text:style-name="T27">template</text:span><text:span text:style-name="T21">&lt;</text:span><text:span text:style-name="T27">typename</text:span><text:span text:style-name="T21"> </text:span><text:span text:style-name="T29">T</text:span><text:span text:style-name="T21">&gt;</text:span></text:p>
            <text:p text:style-name="Standard"><text:span text:style-name="T27">class</text:span><text:span text:style-name="T21"> </text:span><text:span text:style-name="T29">Criteria</text:span><text:span text:style-name="T21"> {</text:span></text:p>
            <text:p text:style-name="Standard"><text:span text:style-name="T27">public</text:span><text:span text:style-name="T21">:</text:span></text:p>
            <text:p text:style-name="Standard"><text:span text:style-name="T21"><text:tab/>Criteria(</text:span><text:span text:style-name="T29">T</text:span><text:span text:style-name="T21"> *</text:span><text:span text:style-name="T19">obj</text:span><text:span text:style-name="T21">) {}</text:span></text:p>
            <text:p text:style-name="Standard"><text:span text:style-name="T21"><text:tab/></text:span><text:span text:style-name="T27">virtual</text:span><text:span text:style-name="T21"> </text:span><text:span text:style-name="T27">bool</text:span><text:span text:style-name="T21"> isIt(</text:span><text:span text:style-name="T29">T</text:span><text:span text:style-name="T21"> *</text:span><text:span text:style-name="T19">other</text:span><text:span text:style-name="T21">) = 0;</text:span></text:p>
            <text:p text:style-name="P7">};</text:p>
            <text:p text:style-name="P7"/>
            <text:p text:style-name="Standard"><text:span text:style-name="T27">template</text:span><text:span text:style-name="T21">&lt;</text:span><text:span text:style-name="T27">typename</text:span><text:span text:style-name="T21"> </text:span><text:span text:style-name="T29">T</text:span><text:span text:style-name="T21">&gt;</text:span></text:p>
            <text:p text:style-name="Standard"><text:span text:style-name="T27">class</text:span><text:span text:style-name="T21"> </text:span><text:span text:style-name="T29">All</text:span><text:span text:style-name="T21"> : </text:span><text:span text:style-name="T27">public</text:span><text:span text:style-name="T21"> </text:span><text:span text:style-name="T29">Criteria</text:span><text:span text:style-name="T21">&lt;</text:span><text:span text:style-name="T29">T</text:span><text:span text:style-name="T21">&gt; {</text:span></text:p>
            <text:p text:style-name="Standard"><text:span text:style-name="T27">public</text:span><text:span text:style-name="T21">:</text:span></text:p>
            <text:p text:style-name="Standard"><text:span text:style-name="T21"><text:tab/>All() = </text:span><text:span text:style-name="T27">default</text:span><text:span text:style-name="T21">;</text:span></text:p>
            <text:p text:style-name="Standard"><text:span text:style-name="T21"><text:tab/></text:span><text:span text:style-name="T27">virtual</text:span><text:span text:style-name="T21"> </text:span><text:span text:style-name="T27">bool</text:span><text:span text:style-name="T21"> isIt(</text:span><text:span text:style-name="T29">T</text:span><text:span text:style-name="T21"> *</text:span><text:span text:style-name="T19">other</text:span><text:span text:style-name="T21">) </text:span><text:span text:style-name="T27">override</text:span><text:span text:style-name="T21"> {</text:span></text:p>
            <text:p text:style-name="Standard"><text:span text:style-name="T21"><text:tab/><text:tab/></text:span><text:span text:style-name="T27">return</text:span><text:span text:style-name="T21"> </text:span><text:span text:style-name="T27">true</text:span><text:span text:style-name="T21">;</text:span></text:p>
            <text:p text:style-name="P7"><text:tab/>}</text:p>
            <text:p text:style-name="P7">};</text:p>
            <text:p text:style-name="P7"/>
            <text:p text:style-name="Standard"><text:span text:style-name="T27">template</text:span><text:span text:style-name="T21">&lt;</text:span><text:span text:style-name="T27">typename</text:span><text:span text:style-name="T21"> </text:span><text:span text:style-name="T29">T</text:span><text:span text:style-name="T21">, </text:span><text:span text:style-name="T27">typename</text:span><text:span text:style-name="T21"> </text:span><text:span text:style-name="T29">TT</text:span><text:span text:style-name="T21"> = </text:span><text:span text:style-name="T29">Figure</text:span><text:span text:style-name="T21">&gt;</text:span></text:p>
            <text:p text:style-name="Standard"><text:span text:style-name="T27">class</text:span><text:span text:style-name="T21"> </text:span><text:span text:style-name="T29">Is</text:span><text:span text:style-name="T21"> : </text:span><text:span text:style-name="T27">public</text:span><text:span text:style-name="T21"> </text:span><text:span text:style-name="T29">Criteria</text:span><text:span text:style-name="T21">&lt;</text:span><text:span text:style-name="T29">TT</text:span><text:span text:style-name="T21">&gt; {</text:span></text:p>
            <text:p text:style-name="Standard"><text:span text:style-name="T27">public</text:span><text:span text:style-name="T21">:</text:span></text:p>
            <text:p text:style-name="Standard"><text:span text:style-name="T21"><text:tab/>Is(</text:span><text:span text:style-name="T29">TT</text:span><text:span text:style-name="T21"> *</text:span><text:span text:style-name="T19">obj</text:span><text:span text:style-name="T21">) : m_obj(</text:span><text:span text:style-name="T19">obj</text:span><text:span text:style-name="T21">) {}</text:span></text:p>
            <text:p text:style-name="Standard"><text:span text:style-name="T21"><text:tab/></text:span><text:span text:style-name="T27">virtual</text:span><text:span text:style-name="T21"> </text:span><text:span text:style-name="T27">bool</text:span><text:span text:style-name="T21"> isIt(</text:span><text:span text:style-name="T29">T</text:span><text:span text:style-name="T21"> *</text:span><text:span text:style-name="T19">other</text:span><text:span text:style-name="T21">) </text:span><text:span text:style-name="T27">override</text:span><text:span text:style-name="T21"> {</text:span></text:p>
            <text:p text:style-name="Standard"><text:span text:style-name="T21"><text:tab/><text:tab/></text:span><text:span text:style-name="T27">return</text:span><text:span text:style-name="T21"> (</text:span><text:span text:style-name="T27">dynamic_cast</text:span><text:span text:style-name="T21">&lt;</text:span><text:span text:style-name="T29">T</text:span><text:span text:style-name="T21">*&gt;(m_obj) == </text:span><text:span text:style-name="T27">nullptr</text:span><text:span text:style-name="T21"> ? </text:span><text:span text:style-name="T27">false</text:span><text:span text:style-name="T21"> : </text:span><text:span text:style-name="T27">true</text:span><text:span text:style-name="T21">);</text:span></text:p>
            <text:p text:style-name="P7"><text:tab/>}</text:p>
            <text:p text:style-name="Standard"><text:span text:style-name="T27">private</text:span><text:span text:style-name="T21">:</text:span></text:p>
            <text:p text:style-name="Standard"><text:span text:style-name="T21"><text:tab/></text:span><text:span text:style-name="T29">TT</text:span><text:span text:style-name="T21"> *m_obj;</text:span></text:p>
            <text:p text:style-name="P7">};</text:p>
            <text:p text:style-name="P7"/>
            <text:p text:style-name="Standard"><text:span text:style-name="T27">template</text:span><text:span text:style-name="T21">&lt;</text:span><text:span text:style-name="T27">typename</text:span><text:span text:style-name="T21"> </text:span><text:span text:style-name="T29">T</text:span><text:span text:style-name="T21">&gt;</text:span></text:p>
            <text:p text:style-name="Standard"><text:span text:style-name="T27">class</text:span><text:span text:style-name="T21"> </text:span><text:span text:style-name="T29">BySquare</text:span><text:span text:style-name="T21"> : </text:span><text:span text:style-name="T27">public</text:span><text:span text:style-name="T21"> </text:span><text:span text:style-name="T29">Criteria</text:span><text:span text:style-name="T21">&lt;</text:span><text:span text:style-name="T29">T</text:span><text:span text:style-name="T21">&gt; {</text:span></text:p>
            <text:p text:style-name="Standard"><text:span text:style-name="T27">public</text:span><text:span text:style-name="T21">:</text:span></text:p>
            <text:p text:style-name="Standard"><text:span text:style-name="T21"><text:tab/>BySquare(</text:span><text:span text:style-name="T29">T</text:span><text:span text:style-name="T21"> *</text:span><text:span text:style-name="T19">obj</text:span><text:span text:style-name="T21">) : m_obj(</text:span><text:span text:style-name="T19">obj</text:span><text:span text:style-name="T21">), m_size(size) {}</text:span></text:p>
            <text:p text:style-name="Standard"><text:span text:style-name="T21"><text:tab/></text:span><text:span text:style-name="T27">virtual</text:span><text:span text:style-name="T21"> </text:span><text:span text:style-name="T27">bool</text:span><text:span text:style-name="T21"> isIt(</text:span><text:span text:style-name="T29">T</text:span><text:span text:style-name="T21"> *</text:span><text:span text:style-name="T19">other</text:span><text:span text:style-name="T21">) </text:span><text:span text:style-name="T27">override</text:span><text:span text:style-name="T21"> {</text:span></text:p>
            <text:p text:style-name="Standard"><text:span text:style-name="T21"><text:tab/><text:tab/></text:span><text:span text:style-name="T27">return</text:span><text:span text:style-name="T21"> m_obj-&gt;Square() == m_size;</text:span></text:p>
            <text:p text:style-name="P7"><text:tab/>}</text:p>
            <text:p text:style-name="Standard"><text:span text:style-name="T27">private</text:span><text:span text:style-name="T21">:</text:span></text:p>
            <text:p text:style-name="Standard"><text:span text:style-name="T21"><text:tab/></text:span><text:span text:style-name="T29">T</text:span><text:span text:style-name="T21"> *m_obj;</text:span></text:p>
            <text:p text:style-name="Standard"><text:span text:style-name="T21"><text:tab/></text:span><text:span text:style-name="T27">double</text:span><text:span text:style-name="T21"> m_size;</text:span></text:p>
            <text:p text:style-name="P7">};</text:p>
            <text:p text:style-name="P6"><text:span text:style-name="T20">#endif</text:span><text:span text:style-name="T55"> </text:span><text:span text:style-name="T31">// !CRITERIA_H</text:span></text:p>
          </table:table-cell>
        </table:table-row>
      </table:table>
      <text:p text:style-name="P14"/>
      <text:p text:style-name="P3"><text:soft-page-break/></text:p>
      <text:p text:style-name="P4"><text:span text:style-name="T9">lab</text:span><text:span text:style-name="T11">7</text:span><text:span text:style-name="T6">.</text:span><text:span text:style-name="T10">cpp</text:span><text:span text:style-name="T36"> (</text:span><text:span text:style-name="T12">переработан</text:span><text:span text:style-name="T13">о</text:span><text:span text:style-name="T36">)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5"><text:span text:style-name="T28">int</text:span><text:span text:style-name="T55"> main() {</text:span></text:p>
            <text:p text:style-name="Standard"><text:span text:style-name="T21"><text:tab/></text:span><text:span text:style-name="T29">BinTree</text:span><text:span text:style-name="T21">&lt;</text:span><text:span text:style-name="T29">Array</text:span><text:span text:style-name="T21">&lt;</text:span><text:span text:style-name="T29">shared_ptr</text:span><text:span text:style-name="T21">&lt;</text:span><text:span text:style-name="T29">Figure</text:span><text:span text:style-name="T21">&gt;&gt;&gt; tree;</text:span></text:p>
            <text:p text:style-name="P7"><text:tab/></text:p>
            <text:p text:style-name="Standard"><text:span text:style-name="T21"><text:tab/></text:span><text:span text:style-name="T27">int</text:span><text:span text:style-name="T21"> count = 0;</text:span></text:p>
            <text:p text:style-name="Standard"><text:span text:style-name="T21"><text:tab/></text:span><text:span text:style-name="T29">Array</text:span><text:span text:style-name="T21">&lt;</text:span><text:span text:style-name="T29">shared_ptr</text:span><text:span text:style-name="T21">&lt;</text:span><text:span text:style-name="T29">Figure</text:span><text:span text:style-name="T21">&gt;&gt; *array = </text:span><text:span text:style-name="T27">new</text:span><text:span text:style-name="T21"> </text:span><text:span text:style-name="T29">Array</text:span><text:span text:style-name="T21">&lt;</text:span><text:span text:style-name="T29">shared_ptr</text:span><text:span text:style-name="T21">&lt;</text:span><text:span text:style-name="T29">Figure</text:span><text:span text:style-name="T21">&gt;&gt;(</text:span><text:span text:style-name="T54">MAX_ARRAY_SIZE</text:span><text:span text:style-name="T21">);</text:span></text:p>
            <text:p text:style-name="P7"/>
            <text:p text:style-name="P7"><text:tab/>tree.Insert(array);</text:p>
            <text:p text:style-name="P7"/>
            <text:p text:style-name="Standard"><text:span text:style-name="T21"><text:tab/></text:span><text:span text:style-name="T27">char</text:span><text:span text:style-name="T21"> command = 0;</text:span></text:p>
            <text:p text:style-name="Standard"><text:span text:style-name="T21"><text:tab/></text:span><text:span text:style-name="T27">char</text:span><text:span text:style-name="T21"> fig_type = 0;</text:span></text:p>
            <text:p text:style-name="P7"/>
            <text:p text:style-name="Standard"><text:span text:style-name="T21"><text:tab/></text:span><text:span text:style-name="T27">while</text:span><text:span text:style-name="T21"> (1) {</text:span></text:p>
            <text:p text:style-name="Standard"><text:span text:style-name="T21"><text:tab/><text:tab/>cout </text:span><text:span text:style-name="T33">&lt;&lt;</text:span><text:span text:style-name="T21"> </text:span><text:span text:style-name="T26">"Enter a command &lt;a/f/r/p/h/i&gt;"</text:span><text:span text:style-name="T21"> </text:span><text:span text:style-name="T33">&lt;&lt;</text:span><text:span text:style-name="T21"> endl;</text:span></text:p>
            <text:p text:style-name="Standard"><text:span text:style-name="T21"><text:tab/><text:tab/>cin </text:span><text:span text:style-name="T33">&gt;&gt;</text:span><text:span text:style-name="T21"> command;</text:span></text:p>
            <text:p text:style-name="Standard"><text:span text:style-name="T21"><text:tab/><text:tab/></text:span><text:span text:style-name="T27">if</text:span><text:span text:style-name="T21"> (cin.eof())</text:span></text:p>
            <text:p text:style-name="Standard"><text:span text:style-name="T21"><text:tab/><text:tab/><text:tab/></text:span><text:span text:style-name="T27">break</text:span><text:span text:style-name="T21">;</text:span></text:p>
            <text:p text:style-name="Standard"><text:span text:style-name="T21"><text:tab/><text:tab/></text:span><text:span text:style-name="T27">if</text:span><text:span text:style-name="T21"> (command == </text:span><text:span text:style-name="T26">'a'</text:span><text:span text:style-name="T21">) {</text:span></text:p>
            <text:p text:style-name="Standard"><text:span text:style-name="T21"><text:tab/><text:tab/><text:tab/>cout </text:span><text:span text:style-name="T33">&lt;&lt;</text:span><text:span text:style-name="T21"> </text:span><text:span text:style-name="T26">"Enter a figure &lt;r/p/h&gt; d1 (d2) to insert"</text:span><text:span text:style-name="T21"> </text:span><text:span text:style-name="T33">&lt;&lt;</text:span><text:span text:style-name="T21"> endl;</text:span></text:p>
            <text:p text:style-name="Standard"><text:span text:style-name="T21"><text:tab/><text:tab/><text:tab/>cin </text:span><text:span text:style-name="T33">&gt;&gt;</text:span><text:span text:style-name="T21"> fig_type;</text:span></text:p>
            <text:p text:style-name="Standard"><text:span text:style-name="T21"><text:tab/><text:tab/><text:tab/></text:span><text:span text:style-name="T27">if</text:span><text:span text:style-name="T21"> (fig_type != </text:span><text:span text:style-name="T26">'h'</text:span><text:span text:style-name="T21"> &amp;&amp; fig_type != </text:span><text:span text:style-name="T26">'p'</text:span><text:span text:style-name="T21"> &amp;&amp; fig_type != </text:span><text:span text:style-name="T26">'r'</text:span><text:span text:style-name="T21">)</text:span></text:p>
            <text:p text:style-name="Standard"><text:span text:style-name="T21"><text:tab/><text:tab/><text:tab/><text:tab/></text:span><text:span text:style-name="T27">continue</text:span><text:span text:style-name="T21">;</text:span></text:p>
            <text:p text:style-name="Standard"><text:span text:style-name="T21"><text:tab/><text:tab/><text:tab/></text:span><text:span text:style-name="T27">if</text:span><text:span text:style-name="T21"> (count &gt;= </text:span><text:span text:style-name="T54">MAX_ARRAY_SIZE</text:span><text:span text:style-name="T21">) {</text:span></text:p>
            <text:p text:style-name="P7"><text:tab/><text:tab/><text:tab/><text:tab/>count = 0;</text:p>
            <text:p text:style-name="Standard"><text:span text:style-name="T21"><text:tab/><text:tab/><text:tab/><text:tab/>array = </text:span><text:span text:style-name="T27">new</text:span><text:span text:style-name="T21"> </text:span><text:span text:style-name="T29">Array</text:span><text:span text:style-name="T21">&lt;</text:span><text:span text:style-name="T29">shared_ptr</text:span><text:span text:style-name="T21">&lt;</text:span><text:span text:style-name="T29">Figure</text:span><text:span text:style-name="T21">&gt;&gt;(</text:span><text:span text:style-name="T54">MAX_ARRAY_SIZE</text:span><text:span text:style-name="T21">);</text:span></text:p>
            <text:p text:style-name="Standard"><text:span text:style-name="T21"><text:tab/><text:tab/><text:tab/><text:tab/>(*array)</text:span><text:span text:style-name="T33">[</text:span><text:span text:style-name="T21">count</text:span><text:span text:style-name="T33">]</text:span><text:span text:style-name="T21"> </text:span><text:span text:style-name="T33">=</text:span><text:span text:style-name="T21"> </text:span><text:span text:style-name="T29">shared_ptr</text:span><text:span text:style-name="T21">&lt;</text:span><text:span text:style-name="T29">Figure</text:span><text:span text:style-name="T21">&gt;(CreateFigure(fig_type));</text:span></text:p>
            <text:p text:style-name="P7"><text:tab/><text:tab/><text:tab/><text:tab/>tree.Insert(array);</text:p>
            <text:p text:style-name="P7"><text:tab/><text:tab/><text:tab/><text:tab/>++count;</text:p>
            <text:p text:style-name="Standard"><text:span text:style-name="T21"><text:tab/><text:tab/><text:tab/><text:tab/></text:span><text:span text:style-name="T27">continue</text:span><text:span text:style-name="T21">;</text:span></text:p>
            <text:p text:style-name="P7"><text:tab/><text:tab/><text:tab/>}</text:p>
            <text:p text:style-name="Standard"><text:span text:style-name="T21"><text:tab/><text:tab/><text:tab/>(*array)</text:span><text:span text:style-name="T33">[</text:span><text:span text:style-name="T21">count</text:span><text:span text:style-name="T33">]</text:span><text:span text:style-name="T21"> </text:span><text:span text:style-name="T33">=</text:span><text:span text:style-name="T21"> </text:span><text:span text:style-name="T29">shared_ptr</text:span><text:span text:style-name="T21">&lt;</text:span><text:span text:style-name="T29">Figure</text:span><text:span text:style-name="T21">&gt;(CreateFigure(fig_type));</text:span></text:p>
            <text:p text:style-name="P7"><text:tab/><text:tab/><text:tab/>++count;</text:p>
            <text:p text:style-name="P7"><text:tab/><text:tab/>}</text:p>
            <text:p text:style-name="Standard"><text:span text:style-name="T21"><text:tab/><text:tab/></text:span><text:span text:style-name="T27">else</text:span><text:span text:style-name="T21"> </text:span><text:span text:style-name="T27">if</text:span><text:span text:style-name="T21"> (command == </text:span><text:span text:style-name="T26">'f'</text:span><text:span text:style-name="T21">) {</text:span></text:p>
            <text:p text:style-name="Standard"><text:span text:style-name="T21"><text:tab/><text:tab/><text:tab/>cout </text:span><text:span text:style-name="T33">&lt;&lt;</text:span><text:span text:style-name="T21"> </text:span><text:span text:style-name="T26">"Enter a figure &lt;r/p/h&gt; d1 (d2) to find"</text:span><text:span text:style-name="T21"> </text:span><text:span text:style-name="T33">&lt;&lt;</text:span><text:span text:style-name="T21"> endl;</text:span></text:p>
            <text:p text:style-name="Standard"><text:span text:style-name="T21"><text:tab/><text:tab/><text:tab/>cin </text:span><text:span text:style-name="T33">&gt;&gt;</text:span><text:span text:style-name="T21"> fig_type;</text:span></text:p>
            <text:p text:style-name="Standard"><text:span text:style-name="T21"><text:tab/><text:tab/><text:tab/></text:span><text:span text:style-name="T27">if</text:span><text:span text:style-name="T21"> (fig_type != </text:span><text:span text:style-name="T26">'h'</text:span><text:span text:style-name="T21"> &amp;&amp; fig_type != </text:span><text:span text:style-name="T26">'p'</text:span><text:span text:style-name="T21"> &amp;&amp; fig_type != </text:span><text:span text:style-name="T26">'r'</text:span><text:span text:style-name="T21">)</text:span></text:p>
            <text:p text:style-name="Standard"><text:span text:style-name="T21"><text:tab/><text:tab/><text:tab/><text:tab/></text:span><text:span text:style-name="T27">continue</text:span><text:span text:style-name="T21">;</text:span></text:p>
            <text:p text:style-name="Standard"><text:span text:style-name="T21"><text:tab/><text:tab/><text:tab/></text:span><text:span text:style-name="T29">Figure</text:span><text:span text:style-name="T21"> *temp_figure = CreateFigure(fig_type);</text:span></text:p>
            <text:p text:style-name="P7"/>
            <text:p text:style-name="P7"><text:tab/><text:tab/><text:tab/>temp_figure = FindInTree(temp_figure, tree);</text:p>
            <text:p text:style-name="Standard"><text:span text:style-name="T21"><text:tab/><text:tab/><text:tab/></text:span><text:span text:style-name="T27">if</text:span><text:span text:style-name="T21"> (temp_figure != </text:span><text:span text:style-name="T27">nullptr</text:span><text:span text:style-name="T21">) {</text:span></text:p>
            <text:p text:style-name="Standard"><text:span text:style-name="T21"><text:tab/><text:tab/><text:tab/><text:tab/>cout </text:span><text:span text:style-name="T33">&lt;&lt;</text:span><text:span text:style-name="T21"> </text:span><text:span text:style-name="T26">"Found: "</text:span><text:span text:style-name="T21"> </text:span><text:span text:style-name="T33">&lt;&lt;</text:span><text:span text:style-name="T21"> endl;</text:span></text:p>
            <text:p text:style-name="Standard"><text:span text:style-name="T21"><text:tab/><text:tab/><text:tab/><text:tab/>cout </text:span><text:span text:style-name="T33">&lt;&lt;</text:span><text:span text:style-name="T21"> *temp_figure </text:span><text:span text:style-name="T33">&lt;&lt;</text:span><text:span text:style-name="T21"> endl;</text:span></text:p>
            <text:p text:style-name="P7"><text:tab/><text:tab/><text:tab/>}</text:p>
            <text:p text:style-name="Standard"><text:span text:style-name="T21"><text:tab/><text:tab/><text:tab/></text:span><text:span text:style-name="T27">else</text:span><text:span text:style-name="T21"> {</text:span></text:p>
            <text:p text:style-name="Standard"><text:span text:style-name="T21"><text:tab/><text:tab/><text:tab/><text:tab/>cout </text:span><text:span text:style-name="T33">&lt;&lt;</text:span><text:span text:style-name="T21"> </text:span><text:span text:style-name="T26">"Nothing found"</text:span><text:span text:style-name="T21"> </text:span><text:span text:style-name="T33">&lt;&lt;</text:span><text:span text:style-name="T21"> endl;</text:span></text:p>
            <text:p text:style-name="P7"><text:tab/><text:tab/><text:tab/>}</text:p>
            <text:p text:style-name="Standard"><text:span text:style-name="T21"><text:tab/><text:tab/><text:tab/></text:span><text:span text:style-name="T32">//Figure::operator delete (temp_figure);</text:span></text:p>
            <text:p text:style-name="P7"><text:tab/><text:tab/>}</text:p>
            <text:p text:style-name="Standard"><text:span text:style-name="T21"><text:tab/><text:tab/></text:span><text:span text:style-name="T27">else</text:span><text:span text:style-name="T21"> </text:span><text:span text:style-name="T27">if</text:span><text:span text:style-name="T21"> (command == </text:span><text:span text:style-name="T26">'p'</text:span><text:span text:style-name="T21">) {</text:span></text:p>
            <text:p text:style-name="Standard"><text:span text:style-name="T21"><text:tab/><text:tab/><text:tab/>cout </text:span><text:span text:style-name="T33">&lt;&lt;</text:span><text:span text:style-name="T21"> </text:span><text:span text:style-name="T26">"Current state of the tree: "</text:span><text:span text:style-name="T21"> </text:span><text:span text:style-name="T33">&lt;&lt;</text:span><text:span text:style-name="T21"> endl;</text:span></text:p>
            <text:p text:style-name="P7"><text:tab/><text:tab/><text:tab/>tree.Print();</text:p>
            <text:p text:style-name="P7"><text:tab/><text:tab/>}</text:p>
            <text:p text:style-name="Standard"><text:span text:style-name="T21"><text:tab/><text:tab/></text:span><text:span text:style-name="T27">else</text:span><text:span text:style-name="T21"> </text:span><text:span text:style-name="T27">if</text:span><text:span text:style-name="T21"> (command == </text:span><text:span text:style-name="T26">'e'</text:span><text:span text:style-name="T21">) {</text:span></text:p>
            <text:p text:style-name="Standard"><text:span text:style-name="T21"><text:tab/><text:tab/><text:tab/></text:span><text:span text:style-name="T27">break</text:span><text:span text:style-name="T21">;</text:span></text:p>
            <text:p text:style-name="P7"><text:tab/><text:tab/>}</text:p>
            <text:p text:style-name="Standard"><text:span text:style-name="T21"><text:tab/><text:tab/></text:span><text:span text:style-name="T27">else</text:span><text:span text:style-name="T21"> </text:span><text:span text:style-name="T27">if</text:span><text:span text:style-name="T21"> (command == </text:span><text:span text:style-name="T26">'i'</text:span><text:span text:style-name="T21">) {</text:span></text:p>
            <text:p text:style-name="Standard"><text:soft-page-break/><text:span text:style-name="T21"><text:tab/><text:tab/><text:tab/>cout </text:span><text:span text:style-name="T33">&lt;&lt;</text:span><text:span text:style-name="T21"> </text:span><text:span text:style-name="T26">"inorder print: "</text:span><text:span text:style-name="T21"> </text:span><text:span text:style-name="T33">&lt;&lt;</text:span><text:span text:style-name="T21"> endl;</text:span></text:p>
            <text:p text:style-name="Standard"><text:span text:style-name="T21"><text:tab/><text:tab/><text:tab/></text:span><text:span text:style-name="T27">for</text:span><text:span text:style-name="T21"> (</text:span><text:span text:style-name="T27">auto</text:span><text:span text:style-name="T21"> el : tree)</text:span></text:p>
            <text:p text:style-name="Standard"><text:span text:style-name="T21"><text:tab/><text:tab/><text:tab/><text:tab/>cout </text:span><text:span text:style-name="T33">&lt;&lt;</text:span><text:span text:style-name="T21"> </text:span><text:span text:style-name="T33">*</text:span><text:span text:style-name="T21">el </text:span><text:span text:style-name="T33">&lt;&lt;</text:span><text:span text:style-name="T21"> </text:span><text:span text:style-name="T26">' '</text:span><text:span text:style-name="T21">;</text:span></text:p>
            <text:p text:style-name="Standard"><text:span text:style-name="T21"><text:tab/><text:tab/><text:tab/>cout </text:span><text:span text:style-name="T33">&lt;&lt;</text:span><text:span text:style-name="T21"> endl;</text:span></text:p>
            <text:p text:style-name="P7"><text:tab/><text:tab/>}</text:p>
            <text:p text:style-name="Standard"><text:span text:style-name="T21"><text:tab/><text:tab/></text:span><text:span text:style-name="T27">else</text:span><text:span text:style-name="T21"> </text:span><text:span text:style-name="T27">if</text:span><text:span text:style-name="T21"> (command == </text:span><text:span text:style-name="T26">'r'</text:span><text:span text:style-name="T21">) {</text:span></text:p>
            <text:p text:style-name="Standard"><text:span text:style-name="T21"><text:tab/><text:tab/><text:tab/>cout </text:span><text:span text:style-name="T33">&lt;&lt;</text:span><text:span text:style-name="T21"> </text:span><text:span text:style-name="T26">"Enter a figure &lt;r/p/h&gt; d1 (d2) to find"</text:span><text:span text:style-name="T21"> </text:span><text:span text:style-name="T33">&lt;&lt;</text:span><text:span text:style-name="T21"> endl;</text:span></text:p>
            <text:p text:style-name="Standard"><text:span text:style-name="T21"><text:tab/><text:tab/><text:tab/>cin </text:span><text:span text:style-name="T33">&gt;&gt;</text:span><text:span text:style-name="T21"> fig_type;</text:span></text:p>
            <text:p text:style-name="Standard"><text:span text:style-name="T21"><text:tab/><text:tab/><text:tab/></text:span><text:span text:style-name="T27">if</text:span><text:span text:style-name="T21"> (fig_type != </text:span><text:span text:style-name="T26">'h'</text:span><text:span text:style-name="T21"> &amp;&amp; fig_type != </text:span><text:span text:style-name="T26">'p'</text:span><text:span text:style-name="T21"> &amp;&amp; fig_type != </text:span><text:span text:style-name="T26">'r'</text:span><text:span text:style-name="T21">)</text:span></text:p>
            <text:p text:style-name="Standard"><text:span text:style-name="T21"><text:tab/><text:tab/><text:tab/><text:tab/></text:span><text:span text:style-name="T27">continue</text:span><text:span text:style-name="T21">;</text:span></text:p>
            <text:p text:style-name="Standard"><text:span text:style-name="T21"><text:tab/><text:tab/><text:tab/></text:span><text:span text:style-name="T29">Figure</text:span><text:span text:style-name="T21"> *temp_figure = CreateFigure(fig_type);</text:span></text:p>
            <text:p text:style-name="P7"><text:tab/><text:tab/><text:tab/>RemoveFromTree(temp_figure, tree);</text:p>
            <text:p text:style-name="Standard"><text:span text:style-name="T21"><text:tab/><text:tab/><text:tab/>cout </text:span><text:span text:style-name="T33">&lt;&lt;</text:span><text:span text:style-name="T21"> </text:span><text:span text:style-name="T26">"Removed"</text:span><text:span text:style-name="T21"> </text:span><text:span text:style-name="T33">&lt;&lt;</text:span><text:span text:style-name="T21"> endl;</text:span></text:p>
            <text:p text:style-name="P7"><text:tab/><text:tab/>}</text:p>
            <text:p text:style-name="Standard"><text:span text:style-name="T21"><text:tab/><text:tab/></text:span><text:span text:style-name="T27">else</text:span><text:span text:style-name="T21"> </text:span><text:span text:style-name="T27">if</text:span><text:span text:style-name="T21"> (command == </text:span><text:span text:style-name="T26">'h'</text:span><text:span text:style-name="T21">) {</text:span></text:p>
            <text:p text:style-name="Standard"><text:span text:style-name="T21"><text:tab/><text:tab/><text:tab/>cout </text:span><text:span text:style-name="T33">&lt;&lt;</text:span></text:p>
            <text:p text:style-name="Standard"><text:span text:style-name="T21"><text:tab/><text:tab/><text:tab/><text:tab/></text:span><text:span text:style-name="T26">R"(commands:</text:span></text:p>
            <text:p text:style-name="P9"><text:tab/>a -- add,</text:p>
            <text:p text:style-name="P9"><text:tab/>f -- find</text:p>
            <text:p text:style-name="P9"><text:tab/>r -- remove,</text:p>
            <text:p text:style-name="P9"><text:tab/>p -- print,</text:p>
            <text:p text:style-name="P9"><text:tab/>h -- help,</text:p>
            <text:p text:style-name="P9"><text:tab/>i -- inorder print.</text:p>
            <text:p text:style-name="P9">figures:</text:p>
            <text:p text:style-name="P9"><text:tab/>p l -- pentgon by length of side,</text:p>
            <text:p text:style-name="P9"><text:tab/>h l -- hexagon by length of side,</text:p>
            <text:p text:style-name="Standard"><text:span text:style-name="T26"><text:tab/>r d1 d2 -- rhomb by two diagonals d1, d2.)"</text:span><text:span text:style-name="T21"> </text:span><text:span text:style-name="T33">&lt;&lt;</text:span><text:span text:style-name="T21"> endl;</text:span></text:p>
            <text:p text:style-name="P7"><text:tab/><text:tab/>}</text:p>
            <text:p text:style-name="P7"><text:tab/>}</text:p>
            <text:p text:style-name="P5">}</text:p>
            <text:p text:style-name="P5"/>
            <text:p text:style-name="P5"><text:span text:style-name="T28">void</text:span><text:span text:style-name="T55"> RemoveFromTree(</text:span><text:span text:style-name="T30">Figure</text:span><text:span text:style-name="T55"> *</text:span><text:span text:style-name="T20">figure</text:span><text:span text:style-name="T55">, </text:span><text:span text:style-name="T30">BinTree</text:span><text:span text:style-name="T55">&lt;</text:span><text:span text:style-name="T30">Array</text:span><text:span text:style-name="T55">&lt;</text:span><text:span text:style-name="T30">shared_ptr</text:span><text:span text:style-name="T55">&lt;</text:span><text:span text:style-name="T30">Figure</text:span><text:span text:style-name="T55">&gt;&gt;&gt; &amp;</text:span><text:span text:style-name="T20">tree</text:span><text:span text:style-name="T55">) {</text:span></text:p>
            <text:p text:style-name="Standard"><text:span text:style-name="T21"><text:tab/></text:span><text:span text:style-name="T27">auto</text:span><text:span text:style-name="T21"> cur_it = </text:span><text:span text:style-name="T19">tree</text:span><text:span text:style-name="T21">.begin();</text:span></text:p>
            <text:p text:style-name="Standard"><text:span text:style-name="T21"><text:tab/></text:span><text:span text:style-name="T27">auto</text:span><text:span text:style-name="T21"> end_it = </text:span><text:span text:style-name="T19">tree</text:span><text:span text:style-name="T21">.end();</text:span></text:p>
            <text:p text:style-name="Standard"><text:span text:style-name="T21"><text:tab/></text:span><text:span text:style-name="T27">for</text:span><text:span text:style-name="T21"> (; cur_it </text:span><text:span text:style-name="T33">!=</text:span><text:span text:style-name="T21"> end_it; </text:span><text:span text:style-name="T33">++</text:span><text:span text:style-name="T21">cur_it) {</text:span></text:p>
            <text:p text:style-name="Standard"><text:span text:style-name="T21"><text:tab/><text:tab/></text:span><text:span text:style-name="T27">auto</text:span><text:span text:style-name="T21"> &amp;cur_array = </text:span><text:span text:style-name="T33">**</text:span><text:span text:style-name="T21">cur_it;</text:span></text:p>
            <text:p text:style-name="Standard"><text:span text:style-name="T21"><text:tab/><text:tab/></text:span><text:span text:style-name="T27">auto</text:span><text:span text:style-name="T21"> size = cur_array.Size();</text:span></text:p>
            <text:p text:style-name="Standard"><text:span text:style-name="T21"><text:tab/><text:tab/></text:span><text:span text:style-name="T27">decltype</text:span><text:span text:style-name="T21">(size) i = 0;</text:span></text:p>
            <text:p text:style-name="Standard"><text:span text:style-name="T21"><text:tab/><text:tab/></text:span><text:span text:style-name="T27">for</text:span><text:span text:style-name="T21"> (; i &lt; size; ++i) {</text:span></text:p>
            <text:p text:style-name="Standard"><text:span text:style-name="T21"><text:tab/><text:tab/><text:tab/></text:span><text:span text:style-name="T27">if</text:span><text:span text:style-name="T21"> (cur_array[i] &amp;&amp; *cur_array[i] == *</text:span><text:span text:style-name="T19">figure</text:span><text:span text:style-name="T21">) {</text:span></text:p>
            <text:p text:style-name="P7"><text:tab/><text:tab/><text:tab/><text:tab/>cur_array.Remove(&amp;cur_array[i]);</text:p>
            <text:p text:style-name="Standard"><text:span text:style-name="T21"><text:tab/><text:tab/><text:tab/><text:tab/></text:span><text:span text:style-name="T27">return</text:span><text:span text:style-name="T21">;</text:span></text:p>
            <text:p text:style-name="P7"><text:tab/><text:tab/><text:tab/>}</text:p>
            <text:p text:style-name="P7"><text:tab/><text:tab/>}</text:p>
            <text:p text:style-name="P7"><text:tab/>}</text:p>
            <text:p text:style-name="P5">}</text:p>
            <text:p text:style-name="P5"/>
            <text:p text:style-name="P5"><text:span text:style-name="T28">void</text:span><text:span text:style-name="T55"> RemoveByCriteria(</text:span><text:span text:style-name="T30">Figure</text:span><text:span text:style-name="T55"> *</text:span><text:span text:style-name="T20">figure</text:span><text:span text:style-name="T55">, </text:span><text:span text:style-name="T30">BinTree</text:span><text:span text:style-name="T55">&lt;</text:span><text:span text:style-name="T30">Array</text:span><text:span text:style-name="T55">&lt;</text:span><text:span text:style-name="T30">shared_ptr</text:span><text:span text:style-name="T55">&lt;</text:span><text:span text:style-name="T30">Figure</text:span><text:span text:style-name="T55">&gt;&gt;&gt; &amp;</text:span><text:span text:style-name="T20">tree</text:span><text:span text:style-name="T55">) {</text:span></text:p>
            <text:p text:style-name="Standard"><text:span text:style-name="T21"><text:tab/></text:span><text:span text:style-name="T27">auto</text:span><text:span text:style-name="T21"> cur_it = </text:span><text:span text:style-name="T19">tree</text:span><text:span text:style-name="T21">.begin();</text:span></text:p>
            <text:p text:style-name="Standard"><text:span text:style-name="T21"><text:tab/></text:span><text:span text:style-name="T27">auto</text:span><text:span text:style-name="T21"> end_it = </text:span><text:span text:style-name="T19">tree</text:span><text:span text:style-name="T21">.end();</text:span></text:p>
            <text:p text:style-name="Standard"><text:span text:style-name="T21"><text:tab/></text:span><text:span text:style-name="T27">for</text:span><text:span text:style-name="T21"> (; cur_it </text:span><text:span text:style-name="T33">!=</text:span><text:span text:style-name="T21"> end_it; </text:span><text:span text:style-name="T33">++</text:span><text:span text:style-name="T21">cur_it) {</text:span></text:p>
            <text:p text:style-name="Standard"><text:span text:style-name="T21"><text:tab/><text:tab/></text:span><text:span text:style-name="T27">auto</text:span><text:span text:style-name="T21"> &amp;cur_array = </text:span><text:span text:style-name="T33">**</text:span><text:span text:style-name="T21">cur_it;</text:span></text:p>
            <text:p text:style-name="Standard"><text:span text:style-name="T21"><text:tab/><text:tab/></text:span><text:span text:style-name="T27">auto</text:span><text:span text:style-name="T21"> size = cur_array.Size();</text:span></text:p>
            <text:p text:style-name="Standard"><text:span text:style-name="T21"><text:tab/><text:tab/></text:span><text:span text:style-name="T27">decltype</text:span><text:span text:style-name="T21">(size) i = 0;</text:span></text:p>
            <text:p text:style-name="Standard"><text:span text:style-name="T21"><text:tab/><text:tab/></text:span><text:span text:style-name="T27">for</text:span><text:span text:style-name="T21"> (; i &lt; size; ++i) {</text:span></text:p>
            <text:p text:style-name="Standard"><text:span text:style-name="T21"><text:tab/><text:tab/><text:tab/></text:span><text:span text:style-name="T27">if</text:span><text:span text:style-name="T21"> (cur_array[i] &amp;&amp; *cur_array[i] == *</text:span><text:span text:style-name="T19">figure</text:span><text:span text:style-name="T21">) {</text:span></text:p>
            <text:p text:style-name="P7"><text:tab/><text:tab/><text:tab/><text:tab/>cur_array.Remove(&amp;cur_array[i], Criteria cr&amp;);</text:p>
            <text:p text:style-name="Standard"><text:span text:style-name="T21"><text:tab/><text:tab/><text:tab/><text:tab/></text:span><text:span text:style-name="T27">return</text:span><text:span text:style-name="T21">;</text:span></text:p>
            <text:p text:style-name="P7"><text:tab/><text:tab/><text:tab/>}</text:p>
            <text:p text:style-name="P7"><text:tab/><text:tab/>}</text:p>
            <text:p text:style-name="P7"><text:soft-page-break/><text:tab/>}</text:p>
            <text:p text:style-name="P5">}</text:p>
          </table:table-cell>
        </table:table-row>
      </table:table>
      <text:p text:style-name="P13"/>
      <text:h text:style-name="P46" text:outline-level="2">Выводы</text:h>
      <text:p text:style-name="P2"><text:span text:style-name="T34">В ходе выполнения данной лабораторной работы </text:span><text:span text:style-name="T15">был получен опыт в создании более сложных динамических структур. В целом, </text:span><text:span text:style-name="T16">вроде бы,</text:span><text:span text:style-name="T15"> удалось соблюсти принцип </text:span><text:span text:style-name="T18">OCP. </text:span><text:span text:style-name="T15">Изменения произошли только в функции </text:span><text:span text:style-name="T18">main </text:span><text:span text:style-name="T15">т. к. был добавлен новый функционал и нужно было как-то предоставить пользователю доступ к нему. Остальное было добавлено без изменения ранее написанных классов. Соблюдение принципа </text:span><text:span text:style-name="T18">OCP </text:span><text:span text:style-name="T15">позволяет программисту </text:span><text:span text:style-name="T16">при необходимости внесения <text:s/>изменений в программу делать это довольно безболезненно и быстро т. к. изменения при этом затронут лишь сам класс/функцию/модуль, а не все зависящие от него программные единиц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26T18:46:33.198000000</dc:date>
    <meta:editing-duration>PT5H52M27S</meta:editing-duration>
    <meta:editing-cycles>63</meta:editing-cycles>
    <meta:document-statistic meta:table-count="3" meta:image-count="0" meta:object-count="0" meta:page-count="6" meta:paragraph-count="201" meta:word-count="1053" meta:character-count="7459" meta:non-whitespace-character-count="6295"/>
  </office:meta>
</office:document-meta>
</file>